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afbcd" officeooo:paragraph-rsid="001afbcd"/>
    </style:style>
    <style:style style:name="P2" style:family="paragraph" style:parent-style-name="Standard">
      <style:text-properties officeooo:rsid="001c9247" officeooo:paragraph-rsid="001c9247"/>
    </style:style>
    <style:style style:name="T1" style:family="text">
      <style:text-properties officeooo:rsid="001c9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n.Mesh=[10,10];<text:tab/><text:tab/><text:tab/>// k-space mesh </text:p>
      <text:p text:style-name="P1">chn.Diff<text:span text:style-name="T1">Val</text:span>=[10^-4]; <text:s text:c="24"/>// small difference <text:span text:style-name="T1">to avoid divergence</text:span></text:p>
      <text:p text:style-name="P2">chn.DiffVec=[1,1]; <text:s text:c="27"/>// differential vector to avoid divergence</text:p>
      <text:p text:style-name="P1">============= PiLib Variable =============</text:p>
      <text:p text:style-name="P1">chn.tot_Chern, @full, sum over Chern number below HOMO band </text:p>
      <text:p text:style-name="P1">ORDER= <text:s text:c="3"/>0, SIZE=[ <text:s text:c="3"/>1, <text:s text:c="3"/>1], TYPE=REAL</text:p>
      <text:p text:style-name="P1"/>
      <text:p text:style-name="P1"><text:s text:c="11"/>1</text:p>
      <text:p text:style-name="P1"/>
      <text:p text:style-name="P1"><text:s text:c="4"/>1.000000</text:p>
      <text:p text:style-name="P1"/>
      <text:p text:style-name="P1">============= PiLib Variable =============</text:p>
      <text:p text:style-name="P1">chn.HOMO_ind, @full, index of HOMO band</text:p>
      <text:p text:style-name="P1">ORDER= <text:s text:c="3"/>0, SIZE=[ <text:s text:c="3"/>1, <text:s text:c="3"/>1], TYPE=INTEGER</text:p>
      <text:p text:style-name="P1"/>
      <text:p text:style-name="P1"><text:s text:c="7"/>1</text:p>
      <text:p text:style-name="P1"/>
      <text:p text:style-name="P1"><text:s text:c="7"/>1</text:p>
      <text:p text:style-name="P1"/>
      <text:p text:style-name="P1">============= PiLib Variable =============</text:p>
      <text:p text:style-name="P1">chn.ban_Chern, @full, Chern number of each band</text:p>
      <text:p text:style-name="P1">ORDER= <text:s text:c="3"/>0, SIZE=[ <text:s text:c="3"/>2, <text:s text:c="3"/>1], TYPE=REAL</text:p>
      <text:p text:style-name="P1"/>
      <text:p text:style-name="P1"><text:s text:c="11"/>1</text:p>
      <text:p text:style-name="P1"/>
      <text:p text:style-name="P1"><text:s text:c="4"/>1.000000</text:p>
      <text:p text:style-name="P1"><text:s text:c="3"/>-1.000000</text:p>
      <text:p text:style-name="P1"/>
      <text:p text:style-name="P1">============= PiLib Variable =============</text:p>
      <text:p text:style-name="P1">chn.lat_field, @full, lattice field of each band at each k-point/(2*%pi*%i)</text:p>
      <text:p text:style-name="P1">ORDER= <text:s text:c="2"/>-2, SIZE=[ <text:s text:c="3"/>2, <text:s/>100], TYPE=REA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in" fo:page-height="6.5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34:06.677000000</meta:creation-date>
    <dc:date>2014-10-04T00:17:13.059000000</dc:date>
    <meta:editing-duration>PT8M12S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22" meta:word-count="97" meta:character-count="844" meta:non-whitespace-character-count="634"/>
  </office:meta>
</office:document-meta>
</file>